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svg:stroke-color="#000000" draw:marker-end="Arrow" draw:marker-end-width="0.2cm" draw:fill="none" draw:textarea-horizontal-align="center" draw:textarea-vertical-align="middle" fo:padding-right="0.25cm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right="-0.5cm"/>
    </style:style>
    <style:style style:name="gr4" style:family="graphic" style:parent-style-name="objectwithoutfill">
      <style:graphic-properties svg:stroke-color="#ff6600" draw:marker-end="Arrow" draw:marker-end-width="0.2cm" draw:fill="none" draw:textarea-horizontal-align="right" draw:textarea-vertical-align="middle" fo:padding-right="0.25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left" draw:textarea-vertical-align="middle" fo:padding-top="-0.5cm" fo:padding-right="0.25cm"/>
    </style:style>
    <style:style style:name="gr6" style:family="graphic" style:parent-style-name="objectwithoutfill">
      <style:graphic-properties svg:stroke-color="#00cc33" draw:marker-end="Arrow" draw:marker-end-width="0.2cm" draw:fill="none" draw:textarea-horizontal-align="center" draw:textarea-vertical-align="middle" fo:padding-right="0.25cm"/>
    </style:style>
    <style:style style:name="gr7" style:family="graphic" style:parent-style-name="objectwithoutfill">
      <style:graphic-properties svg:stroke-color="#ff6600" draw:marker-end="Arrow" draw:marker-end-width="0.2cm" draw:fill="none" draw:textarea-horizontal-align="center" draw:textarea-vertical-align="middle" fo:padding-right="0.25cm"/>
    </style:style>
    <style:style style:name="P1" style:family="paragraph">
      <style:paragraph-properties fo:text-align="center"/>
      <style:text-properties style:font-name="Verdana" fo:font-size="10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Verdana"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color="#ff6600"/>
    </style:style>
    <style:style style:name="P6" style:family="paragraph">
      <loext:graphic-properties draw:fill="none"/>
      <style:paragraph-properties fo:text-align="center"/>
      <style:text-properties fo:color="#ff6600" fo:font-size="12pt" style:font-size-asian="18pt" style:font-size-complex="18pt"/>
    </style:style>
    <style:style style:name="P7" style:family="paragraph">
      <style:paragraph-properties fo:text-align="center"/>
      <style:text-properties fo:color="#00cc33"/>
    </style:style>
    <style:style style:name="P8" style:family="paragraph">
      <loext:graphic-properties draw:fill="none"/>
      <style:paragraph-properties fo:text-align="center"/>
      <style:text-properties fo:color="#00cc33" fo:font-size="12pt" style:font-size-asian="18pt" style:font-size-complex="18pt"/>
    </style:style>
    <style:style style:name="P9" style:family="paragraph">
      <style:paragraph-properties fo:text-align="center"/>
      <style:text-properties fo:color="#ff6600" style:font-size-asian="18pt" style:font-size-complex="18pt"/>
    </style:style>
    <style:style style:name="T1" style:family="text">
      <style:text-properties style:font-name="Verdana" fo:font-size="10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cm" svg:height="1cm" svg:x="6.047cm" svg:y="2.1cm">
          <text:p text:style-name="P1"><text:span text:style-name="T1">a</text:span><text:span text:style-name="T2">‖b‖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6.547cm" svg:y1="3.1cm" svg:x2="3.567cm" svg:y2="4.177cm" draw:start-shape="id1" draw:start-glue-point="8" draw:end-shape="id2" svg:d="M6547 3100l-2980 1077" svg:viewBox="0 0 2981 1078">
          <text:p text:style-name="P3"><text:span text:style-name="T3">a</text:span></text:p>
        </draw:connector>
        <draw:connector draw:style-name="gr3" draw:text-style-name="P4" draw:layer="layout" draw:type="line" svg:x1="5.675cm" svg:y1="1.601cm" svg:x2="6.193cm" svg:y2="2.246cm" draw:end-shape="id1" draw:end-glue-point="5" svg:d="M5675 1601l518 645" svg:viewBox="0 0 519 646">
          <text:p/>
        </draw:connector>
        <draw:connector draw:style-name="gr4" draw:text-style-name="P6" draw:layer="layout" draw:type="line" svg:x1="6.547cm" svg:y1="3.1cm" svg:x2="6.547cm" svg:y2="4.19cm" draw:start-shape="id1" draw:start-glue-point="8" draw:end-shape="id3" draw:end-glue-point="4" svg:d="M6547 3100v1090" svg:viewBox="0 0 1 1091">
          <text:p text:style-name="P5"><text:span text:style-name="T3">b</text:span></text:p>
        </draw:connector>
        <draw:connector draw:style-name="gr2" draw:text-style-name="P4" draw:layer="layout" draw:type="line" svg:x1="3.567cm" svg:y1="5.177cm" svg:x2="3.567cm" svg:y2="6.177cm" draw:start-shape="id2" draw:start-glue-point="8" draw:end-shape="id4" draw:end-glue-point="4" svg:d="M3567 5177v1000" svg:viewBox="0 0 1 1001">
          <text:p text:style-name="P3"><text:span text:style-name="T3">b</text:span></text:p>
        </draw:connector>
        <draw:connector draw:style-name="gr5" draw:text-style-name="P4" draw:layer="layout" draw:type="line" svg:x1="3.567cm" svg:y1="5.177cm" svg:x2="9.396cm" svg:y2="6.177cm" draw:start-shape="id2" draw:start-glue-point="8" draw:end-shape="id5" draw:end-glue-point="4" svg:d="M3567 5177l5829 1000" svg:viewBox="0 0 5830 1001">
          <text:p text:style-name="P3"><text:span text:style-name="T3">c</text:span></text:p>
        </draw:connector>
        <draw:custom-shape draw:style-name="gr1" draw:text-style-name="P2" xml:id="id2" draw:id="id2" draw:layer="layout" svg:width="1cm" svg:height="1cm" svg:x="3.067cm" svg:y="4.177cm">
          <text:p text:style-name="P1"><text:span text:style-name="T2">nil‖b‖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6.047cm" svg:y="8.61cm">
          <text:p text:style-name="P1"><text:span text:style-name="T2">nil‖nil‖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6.047cm" svg:y="4.19cm">
          <text:p text:style-name="P1"><text:span text:style-name="T2">a‖nil‖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8.896cm" svg:y="4.22cm">
          <text:p text:style-name="P1"><text:span text:style-name="T2">a‖b‖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6.547cm" svg:y1="3.1cm" svg:x2="9.396cm" svg:y2="4.22cm" draw:start-shape="id1" draw:start-glue-point="8" draw:end-shape="id6" draw:end-glue-point="4" svg:d="M6547 3100l2849 1120" svg:viewBox="0 0 2850 1121">
          <text:p text:style-name="P7"><text:span text:style-name="T3">c</text:span></text:p>
        </draw:connector>
        <draw:custom-shape draw:style-name="gr1" draw:text-style-name="P2" xml:id="id4" draw:id="id4" draw:layer="layout" svg:width="1cm" svg:height="1cm" svg:x="3.067cm" svg:y="6.177cm">
          <text:p text:style-name="P1"><text:span text:style-name="T2">nil‖nil‖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8.896cm" svg:y="6.177cm">
          <text:p text:style-name="P1"><text:span text:style-name="T2">nil‖b‖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3.567cm" svg:y1="7.177cm" svg:x2="6.547cm" svg:y2="8.61cm" draw:start-shape="id4" draw:start-glue-point="8" draw:end-shape="id7" draw:end-glue-point="4" svg:d="M3567 7177l2980 1433" svg:viewBox="0 0 2981 1434">
          <text:p text:style-name="P3"><text:span text:style-name="T3">c</text:span></text:p>
        </draw:connector>
        <draw:connector draw:style-name="gr6" draw:text-style-name="P8" draw:layer="layout" draw:type="line" svg:x1="9.396cm" svg:y1="7.177cm" svg:x2="6.547cm" svg:y2="8.61cm" draw:start-shape="id5" draw:start-glue-point="8" draw:end-shape="id7" draw:end-glue-point="4" svg:d="M9396 7177l-2849 1433" svg:viewBox="0 0 2850 1434">
          <text:p text:style-name="P7"><text:span text:style-name="T3">b</text:span></text:p>
        </draw:connector>
        <draw:connector draw:style-name="gr7" draw:text-style-name="P6" draw:layer="layout" draw:type="line" svg:x1="6.547cm" svg:y1="5.19cm" svg:x2="3.567cm" svg:y2="6.177cm" draw:start-shape="id3" draw:start-glue-point="8" draw:end-shape="id4" draw:end-glue-point="4" svg:d="M6547 5190l-2980 987" svg:viewBox="0 0 2981 988">
          <text:p text:style-name="P9"><text:span text:style-name="T4">a</text:span></text:p>
        </draw:connector>
        <draw:custom-shape draw:style-name="gr1" draw:text-style-name="P2" xml:id="id8" draw:id="id8" draw:layer="layout" svg:width="1cm" svg:height="1cm" svg:x="6.047cm" svg:y="6.19cm">
          <text:p text:style-name="P1"><text:span text:style-name="T2">a‖nil‖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6.547cm" svg:y1="5.19cm" svg:x2="6.547cm" svg:y2="6.19cm" draw:start-shape="id3" draw:start-glue-point="8" draw:end-shape="id8" draw:end-glue-point="4" svg:d="M6547 5190v1000" svg:viewBox="0 0 1 1001">
          <text:p text:style-name="P9"><text:span text:style-name="T4">c</text:span></text:p>
        </draw:connector>
        <draw:connector draw:style-name="gr4" draw:text-style-name="P6" draw:layer="layout" draw:type="line" svg:x1="6.547cm" svg:y1="7.19cm" svg:x2="6.547cm" svg:y2="8.61cm" draw:start-shape="id8" draw:start-glue-point="8" draw:end-shape="id7" draw:end-glue-point="4" svg:d="M6547 7190v1420" svg:viewBox="0 0 1 1421">
          <text:p text:style-name="P9"><text:span text:style-name="T4">a</text:span></text:p>
        </draw:connector>
        <draw:connector draw:style-name="gr6" draw:text-style-name="P8" draw:layer="layout" draw:type="line" svg:x1="9.396cm" svg:y1="5.22cm" svg:x2="9.396cm" svg:y2="6.177cm" draw:start-shape="id6" draw:start-glue-point="8" draw:end-shape="id5" draw:end-glue-point="4" svg:d="M9396 5220v957" svg:viewBox="0 0 1 958">
          <text:p text:style-name="P7"><text:span text:style-name="T3">a</text:span></text:p>
        </draw:connector>
        <draw:connector draw:style-name="gr6" draw:text-style-name="P8" draw:layer="layout" draw:type="line" svg:x1="9.396cm" svg:y1="5.22cm" svg:x2="6.547cm" svg:y2="6.19cm" draw:start-shape="id6" draw:start-glue-point="8" draw:end-shape="id8" draw:end-glue-point="4" svg:d="M9396 5220l-2849 970" svg:viewBox="0 0 2850 971">
          <text:p text:style-name="P7"><text:span text:style-name="T3">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2-04T00:34:10.791000000</dc:date>
    <dc:creator>luciano de falco alfano</dc:creator>
    <meta:editing-duration>PT2H7M8S</meta:editing-duration>
    <meta:editing-cycles>13</meta:editing-cycles>
    <meta:generator>LibreOffice/6.1.3.2$Windows_X86_64 LibreOffice_project/86daf60bf00efa86ad547e59e09d6bb77c699acb</meta:generator>
    <meta:document-statistic meta:object-count="21"/>
  </office:meta>
</office:document-meta>
</file>